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7">
          <table:table-cell table:number-columns-repeated="9"/>
        </table:table-row>
        <table:table-row table:style-name="ro1">
          <table:table-cell/>
          <table:table-cell office:value-type="string" calcext:value-type="string">
            <text:p>dynq_G_8_0.009: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6186" calcext:value-type="float">
            <text:p>0.606186</text:p>
          </table:table-cell>
          <table:table-cell office:value-type="string" calcext:value-type="string">
            <text:p>[THz]</text:p>
          </table:table-cell>
          <table:table-cell office:value-type="float" office:value="20.220194" calcext:value-type="float">
            <text:p>20.220194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8_0.01: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594687" calcext:value-type="float">
            <text:p>0.594687</text:p>
          </table:table-cell>
          <table:table-cell office:value-type="string" calcext:value-type="string">
            <text:p>[THz]</text:p>
          </table:table-cell>
          <table:table-cell office:value-type="float" office:value="19.836608" calcext:value-type="float">
            <text:p>19.836608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8_0.02: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708327" calcext:value-type="float">
            <text:p>0.708327</text:p>
          </table:table-cell>
          <table:table-cell office:value-type="string" calcext:value-type="string">
            <text:p>[THz]</text:p>
          </table:table-cell>
          <table:table-cell office:value-type="float" office:value="23.627258" calcext:value-type="float">
            <text:p>23.627258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8_0.03: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office:value-type="float" office:value="0.582053" calcext:value-type="float">
            <text:p>0.582053</text:p>
          </table:table-cell>
          <table:table-cell office:value-type="string" calcext:value-type="string">
            <text:p>[THz]</text:p>
          </table:table-cell>
          <table:table-cell office:value-type="float" office:value="19.415201" calcext:value-type="float">
            <text:p>19.415201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8_0.04: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577207" calcext:value-type="float">
            <text:p>0.577207</text:p>
          </table:table-cell>
          <table:table-cell office:value-type="string" calcext:value-type="string">
            <text:p>[THz]</text:p>
          </table:table-cell>
          <table:table-cell office:value-type="float" office:value="19.253565" calcext:value-type="float">
            <text:p>19.253565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0_0.009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554002" calcext:value-type="float">
            <text:p>0.554002</text:p>
          </table:table-cell>
          <table:table-cell office:value-type="string" calcext:value-type="string">
            <text:p>[THz]</text:p>
          </table:table-cell>
          <table:table-cell office:value-type="float" office:value="18.479516" calcext:value-type="float">
            <text:p>18.479516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0_0.01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555635" calcext:value-type="float">
            <text:p>0.555635</text:p>
          </table:table-cell>
          <table:table-cell office:value-type="string" calcext:value-type="string">
            <text:p>[THz]</text:p>
          </table:table-cell>
          <table:table-cell office:value-type="float" office:value="18.533979" calcext:value-type="float">
            <text:p>18.533979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0_0.02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563896" calcext:value-type="float">
            <text:p>0.563896</text:p>
          </table:table-cell>
          <table:table-cell office:value-type="string" calcext:value-type="string">
            <text:p>[THz]</text:p>
          </table:table-cell>
          <table:table-cell office:value-type="float" office:value="18.809552" calcext:value-type="float">
            <text:p>18.809552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0_0.03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57394" calcext:value-type="float">
            <text:p>0.57394</text:p>
          </table:table-cell>
          <table:table-cell office:value-type="string" calcext:value-type="string">
            <text:p>[THz]</text:p>
          </table:table-cell>
          <table:table-cell office:value-type="float" office:value="19.144584" calcext:value-type="float">
            <text:p>19.144584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0_0.04: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0.576219" calcext:value-type="float">
            <text:p>0.576219</text:p>
          </table:table-cell>
          <table:table-cell office:value-type="string" calcext:value-type="string">
            <text:p>[THz]</text:p>
          </table:table-cell>
          <table:table-cell office:value-type="float" office:value="19.220591" calcext:value-type="float">
            <text:p>19.220591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2_0.009: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543639" calcext:value-type="float">
            <text:p>0.543639</text:p>
          </table:table-cell>
          <table:table-cell office:value-type="string" calcext:value-type="string">
            <text:p>[THz]</text:p>
          </table:table-cell>
          <table:table-cell office:value-type="float" office:value="18.133841" calcext:value-type="float">
            <text:p>18.133841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2_0.01: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.547493" calcext:value-type="float">
            <text:p>0.547493</text:p>
          </table:table-cell>
          <table:table-cell office:value-type="string" calcext:value-type="string">
            <text:p>[THz]</text:p>
          </table:table-cell>
          <table:table-cell office:value-type="float" office:value="18.262389" calcext:value-type="float">
            <text:p>18.262389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2_0.02: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560373" calcext:value-type="float">
            <text:p>0.560373</text:p>
          </table:table-cell>
          <table:table-cell office:value-type="string" calcext:value-type="string">
            <text:p>[THz]</text:p>
          </table:table-cell>
          <table:table-cell office:value-type="float" office:value="18.692019" calcext:value-type="float">
            <text:p>18.692019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2_0.03: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office:value-type="float" office:value="0.560555" calcext:value-type="float">
            <text:p>0.560555</text:p>
          </table:table-cell>
          <table:table-cell office:value-type="string" calcext:value-type="string">
            <text:p>[THz]</text:p>
          </table:table-cell>
          <table:table-cell office:value-type="float" office:value="18.698105" calcext:value-type="float">
            <text:p>18.698105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2_0.04: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office:value-type="float" office:value="0.572327" calcext:value-type="float">
            <text:p>0.572327</text:p>
          </table:table-cell>
          <table:table-cell office:value-type="string" calcext:value-type="string">
            <text:p>[THz]</text:p>
          </table:table-cell>
          <table:table-cell office:value-type="float" office:value="19.090777" calcext:value-type="float">
            <text:p>19.090777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4_0.009: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574692" calcext:value-type="float">
            <text:p>0.574692</text:p>
          </table:table-cell>
          <table:table-cell office:value-type="string" calcext:value-type="string">
            <text:p>[THz]</text:p>
          </table:table-cell>
          <table:table-cell office:value-type="float" office:value="19.169672" calcext:value-type="float">
            <text:p>19.169672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4_0.01: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576293" calcext:value-type="float">
            <text:p>0.576293</text:p>
          </table:table-cell>
          <table:table-cell office:value-type="string" calcext:value-type="string">
            <text:p>[THz]</text:p>
          </table:table-cell>
          <table:table-cell office:value-type="float" office:value="19.223056" calcext:value-type="float">
            <text:p>19.223056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4_0.02: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0.576424" calcext:value-type="float">
            <text:p>0.576424</text:p>
          </table:table-cell>
          <table:table-cell office:value-type="string" calcext:value-type="string">
            <text:p>[THz]</text:p>
          </table:table-cell>
          <table:table-cell office:value-type="float" office:value="19.227451" calcext:value-type="float">
            <text:p>19.227451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4_0.03: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office:value-type="float" office:value="0.569556" calcext:value-type="float">
            <text:p>0.569556</text:p>
          </table:table-cell>
          <table:table-cell office:value-type="string" calcext:value-type="string">
            <text:p>[THz]</text:p>
          </table:table-cell>
          <table:table-cell office:value-type="float" office:value="18.998342" calcext:value-type="float">
            <text:p>18.998342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4_0.04: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office:value-type="float" office:value="0.576023" calcext:value-type="float">
            <text:p>0.576023</text:p>
          </table:table-cell>
          <table:table-cell office:value-type="string" calcext:value-type="string">
            <text:p>[THz]</text:p>
          </table:table-cell>
          <table:table-cell office:value-type="float" office:value="19.214072" calcext:value-type="float">
            <text:p>19.214072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6_0.009: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583268" calcext:value-type="float">
            <text:p>0.583268</text:p>
          </table:table-cell>
          <table:table-cell office:value-type="string" calcext:value-type="string">
            <text:p>[THz]</text:p>
          </table:table-cell>
          <table:table-cell office:value-type="float" office:value="19.455715" calcext:value-type="float">
            <text:p>19.455715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6_0.01: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587214" calcext:value-type="float">
            <text:p>0.587214</text:p>
          </table:table-cell>
          <table:table-cell office:value-type="string" calcext:value-type="string">
            <text:p>[THz]</text:p>
          </table:table-cell>
          <table:table-cell office:value-type="float" office:value="19.587356" calcext:value-type="float">
            <text:p>19.587356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6_0.02: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.588042" calcext:value-type="float">
            <text:p>0.588042</text:p>
          </table:table-cell>
          <table:table-cell office:value-type="string" calcext:value-type="string">
            <text:p>[THz]</text:p>
          </table:table-cell>
          <table:table-cell office:value-type="float" office:value="19.61496" calcext:value-type="float">
            <text:p>19.61496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6_0.03: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.579437" calcext:value-type="float">
            <text:p>0.579437</text:p>
          </table:table-cell>
          <table:table-cell office:value-type="string" calcext:value-type="string">
            <text:p>[THz]</text:p>
          </table:table-cell>
          <table:table-cell office:value-type="float" office:value="19.327952" calcext:value-type="float">
            <text:p>19.327952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6_0.04: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.570706" calcext:value-type="float">
            <text:p>0.570706</text:p>
          </table:table-cell>
          <table:table-cell office:value-type="string" calcext:value-type="string">
            <text:p>[THz]</text:p>
          </table:table-cell>
          <table:table-cell office:value-type="float" office:value="19.036712" calcext:value-type="float">
            <text:p>19.036712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8_0.009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6007" calcext:value-type="float">
            <text:p>0.686007</text:p>
          </table:table-cell>
          <table:table-cell office:value-type="string" calcext:value-type="string">
            <text:p>[THz]</text:p>
          </table:table-cell>
          <table:table-cell office:value-type="float" office:value="22.882715" calcext:value-type="float">
            <text:p>22.882715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8_0.01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0.689787" calcext:value-type="float">
            <text:p>0.689787</text:p>
          </table:table-cell>
          <table:table-cell office:value-type="string" calcext:value-type="string">
            <text:p>[THz]</text:p>
          </table:table-cell>
          <table:table-cell office:value-type="float" office:value="23.008813" calcext:value-type="float">
            <text:p>23.008813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8_0.02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560309" calcext:value-type="float">
            <text:p>0.560309</text:p>
          </table:table-cell>
          <table:table-cell office:value-type="string" calcext:value-type="string">
            <text:p>[THz]</text:p>
          </table:table-cell>
          <table:table-cell office:value-type="float" office:value="18.68991" calcext:value-type="float">
            <text:p>18.68991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8_0.03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566329" calcext:value-type="float">
            <text:p>0.566329</text:p>
          </table:table-cell>
          <table:table-cell office:value-type="string" calcext:value-type="string">
            <text:p>[THz]</text:p>
          </table:table-cell>
          <table:table-cell office:value-type="float" office:value="18.890687" calcext:value-type="float">
            <text:p>18.890687</text:p>
          </table:table-cell>
          <table:table-cell office:value-type="string" calcext:value-type="string">
            <text:p>[cm-1]</text:p>
          </table:table-cell>
        </table:table-row>
        <table:table-row table:style-name="ro1">
          <table:table-cell/>
          <table:table-cell office:value-type="string" calcext:value-type="string">
            <text:p>dynq_G_18_0.04: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.04</text:p>
          </table:table-cell>
          <table:table-cell office:value-type="float" office:value="0.574364" calcext:value-type="float">
            <text:p>0.574364</text:p>
          </table:table-cell>
          <table:table-cell office:value-type="string" calcext:value-type="string">
            <text:p>[THz]</text:p>
          </table:table-cell>
          <table:table-cell office:value-type="float" office:value="19.158732" calcext:value-type="float">
            <text:p>19.158732</text:p>
          </table:table-cell>
          <table:table-cell office:value-type="string" calcext:value-type="string">
            <text:p>[cm-1]"</text:p>
          </table:table-cell>
        </table:table-row>
      </table:table>
      <table:named-expressions/>
      <table:database-ranges>
        <table:database-range table:name="__Anonymous_Sheet_DB__0" table:target-range-address="Sheet1.D3:Sheet1.AG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4:16:03.075299681</meta:creation-date>
    <dc:date>2021-07-02T17:02:06.247803084</dc:date>
    <meta:editing-duration>PT2H25M2S</meta:editing-duration>
    <meta:editing-cycles>1</meta:editing-cycles>
    <meta:document-statistic meta:table-count="1" meta:cell-count="210" meta:object-count="0"/>
    <meta:generator>LibreOffice/6.4.7.2$Linux_X86_64 LibreOffice_project/40$Build-2</meta:generator>
  </office:meta>
</office:document-meta>
</file>